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50%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0cm" fo:min-width="0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99" draw:textarea-horizontal-align="justify" draw:textarea-vertical-align="top" draw:auto-grow-height="fals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ccff00" draw:textarea-horizontal-align="justify" draw:textarea-vertical-align="middle" draw:auto-grow-height="false" fo:min-height="0cm" fo:min-width="0cm" draw:shadow="visible"/>
    </style:style>
    <style:style style:name="gr9" style:family="graphic" style:parent-style-name="standard">
      <style:graphic-properties draw:fill-color="#ffff00" draw:textarea-vertical-align="middle" draw:shadow="visible"/>
    </style:style>
    <style:style style:name="gr10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1" style:family="graphic" style:parent-style-name="standard">
      <style:graphic-properties draw:fill-color="#ffccff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66ffff" draw:textarea-vertical-align="middle" draw:shadow="visib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fill-color="#ffff99" draw:textarea-vertical-align="middle" draw:shadow="visib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  <style:text-properties fo:color="#ff3333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top="0.205cm" fo:margin-bottom="0.205cm" fo:text-align="start"/>
    </style:style>
    <style:style style:name="P8" style:family="paragraph">
      <style:paragraph-properties fo:margin-top="0.205cm" fo:margin-bottom="0.205cm" fo:text-align="start"/>
      <style:text-properties fo:font-size="10pt" style:font-size-asian="10pt" style:font-size-complex="10pt"/>
    </style:style>
    <style:style style:name="P9" style:family="paragraph">
      <style:paragraph-properties fo:margin-top="0.307cm" fo:margin-bottom="0.307cm" fo:text-align="center"/>
    </style:style>
    <style:style style:name="P10" style:family="paragraph">
      <style:paragraph-properties fo:margin-top="0.307cm" fo:margin-bottom="0.307cm"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color="#ff3333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margin-top="0.409cm" fo:margin-bottom="0.409cm" fo:text-align="center"/>
    </style:style>
    <style:style style:name="P14" style:family="paragraph">
      <style:paragraph-properties fo:margin-top="0.409cm" fo:margin-bottom="0.409cm" fo:text-align="center"/>
      <style:text-properties fo:font-size="14pt" style:font-size-asian="14pt" style:font-size-complex="14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333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draw:layer="layout" svg:width="10.1cm" svg:height="4cm" svg:x="4cm" svg:y="4.4cm">
          <text:p/>
        </draw:rect>
        <draw:custom-shape draw:style-name="gr2" draw:text-style-name="P1" draw:layer="layout" svg:width="1cm" svg:height="1cm" svg:x="5.6cm" svg:y="8.8cm">
          <text:p text:style-name="P1">A</text:p>
          <draw:enhanced-geometry svg:viewBox="0 0 21600 21600" draw:type="rectangle" draw:enhanced-path="M 0 0 L 21600 0 21600 21600 0 21600 0 0 Z N"/>
        </draw:custom-shape>
        <draw:measure draw:style-name="gr3" draw:text-style-name="P1" draw:layer="measurelines" svg:x1="4cm" svg:y1="4.2cm" svg:x2="14cm" svg:y2="4.2cm">
          <text:p text:style-name="P2"><text:span text:style-name="T1">200px</text:span></text:p>
        </draw:measure>
        <draw:measure draw:style-name="gr3" draw:text-style-name="P1" xml:id="id7" draw:id="id7" draw:layer="measurelines" svg:x1="4cm" svg:y1="9.4cm" svg:x2="5.6cm" svg:y2="9.4cm">
          <text:p text:style-name="P2"><text:span text:style-name="T1">20px</text:span></text:p>
        </draw:measure>
        <draw:custom-shape draw:style-name="gr4" draw:text-style-name="P3" draw:layer="layout" svg:width="3.3cm" svg:height="1.5cm" svg:x="7.1cm" svg:y="8.5cm">
          <text:p text:style-name="P1"><text:span text:style-name="T2">移動</text:span><text:span text:style-name="T2">+=40%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0.4cm" svg:height="1.2cm" svg:x="0cm" svg:y="0cm">
          <text:p text:style-name="P1">jq處理不同單位移動的方式</text:p>
          <draw:enhanced-geometry svg:viewBox="0 0 21600 21600" draw:text-areas="0 0 21600 21600" draw:type="pentagon-right" draw:modifiers="19743.40928756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5" xml:id="id3" draw:id="id3" draw:layer="layout" svg:width="5.2cm" svg:height="1.8cm" svg:x="1.9cm" svg:y="15cm">
          <text:p text:style-name="P4"><text:span text:style-name="T3">步驟</text:span><text:span text:style-name="T3">2:</text:span></text:p>
          <text:p text:style-name="P4"><text:span text:style-name="T3"/></text:p>
          <text:p text:style-name="P4"><text:span text:style-name="T3">A</text:span><text:span text:style-name="T3">移動 </text:span><text:span text:style-name="T3">40% =&gt;</text:span><text:span text:style-name="T3">量測多少 </text:span><text:span text:style-name="T3">p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7.2cm" svg:y="18.1cm">
          <text:p text:style-name="P1">A</text:p>
          <draw:enhanced-geometry svg:viewBox="0 0 21600 21600" draw:type="rectangle" draw:enhanced-path="M 0 0 L 21600 0 21600 21600 0 21600 0 0 Z N"/>
        </draw:custom-shape>
        <draw:measure draw:style-name="gr3" draw:text-style-name="P1" xml:id="id1" draw:id="id1" draw:layer="measurelines" svg:x1="4cm" svg:y1="18.6cm" svg:x2="7.2cm" svg:y2="18.6cm">
          <text:p text:style-name="P2"><text:span text:style-name="T1"><text:measure text:kind="gap"/></text:span><text:span text:style-name="T1">(20)%</text:span><text:span text:style-name="T1"><text:measure text:kind="gap"/></text:span></text:p>
        </draw:measure>
        <draw:custom-shape draw:style-name="gr5" draw:text-style-name="P6" xml:id="id2" draw:id="id2" draw:layer="layout" svg:width="2.7cm" svg:height="0.8cm" svg:x="11.8cm" svg:y="16.8cm">
          <text:p text:style-name="P1"><text:span text:style-name="T4">40p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7.2cm" svg:y1="18.05cm" svg:x2="11.8cm" svg:y2="17.2cm" draw:start-shape="id1" draw:start-glue-point="1" draw:end-shape="id2" svg:d="M7200 18050c3450 0 1150-850 4600-850">
          <text:p/>
        </draw:connector>
        <draw:custom-shape draw:style-name="gr6" draw:text-style-name="P8" xml:id="id4" draw:id="id4" draw:layer="layout" svg:width="5.2cm" svg:height="3.6cm" svg:x="1.901cm" svg:y="19.9cm">
          <text:p text:style-name="P7"><text:span text:style-name="T3">步驟</text:span><text:span text:style-name="T3">3</text:span></text:p>
          <text:p text:style-name="P7"><text:span text:style-name="T3"/></text:p>
          <text:p text:style-name="P7"><text:span text:style-name="T3">20% = 40px </text:span></text:p>
          <text:p text:style-name="P7"><text:span text:style-name="T3">=&gt; 40px / 20px =ratio</text:span></text:p>
          <text:p text:style-name="P7"><text:span text:style-name="T3">20%</text:span><text:span text:style-name="T3">是</text:span><text:span text:style-name="T3">20px</text:span><text:span text:style-name="T3">的幾倍 </text:span><text:span text:style-name="T3">= 2</text:span></text:p>
          <text:p text:style-name="P7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6" draw:id="id6" draw:layer="layout" svg:width="5.2cm" svg:height="3cm" svg:x="14.165cm" svg:y="25.749cm">
          <text:p text:style-name="P7"><text:span text:style-name="T3">步驟</text:span><text:span text:style-name="T3">4:</text:span></text:p>
          <text:p text:style-name="P7"><text:span text:style-name="T3">20px = 10%</text:span></text:p>
          <text:p text:style-name="P7"><text:span text:style-name="T3"/></text:p>
          <text:p text:style-name="P7"><text:span text:style-name="T3">target = 10% +40% = 5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.9cm" svg:y1="15.9cm" svg:x2="1.901cm" svg:y2="21.7cm" draw:start-shape="id3" draw:start-glue-point="3" draw:end-shape="id4" draw:end-glue-point="3" svg:d="M1900 15900c-751 0-752 5800 1 5800">
          <text:p/>
        </draw:connector>
        <draw:connector draw:style-name="gr7" draw:text-style-name="P1" draw:layer="layout" draw:type="curve" svg:x1="7.101cm" svg:y1="21.7cm" svg:x2="14.193cm" svg:y2="20.75cm" draw:start-shape="id4" draw:start-glue-point="1" draw:end-shape="id5" svg:d="M7101 21700c5320 0 1775-950 7092-950">
          <text:p/>
        </draw:connector>
        <draw:custom-shape draw:style-name="gr6" draw:text-style-name="P8" xml:id="id5" draw:id="id5" draw:layer="layout" svg:width="5.2cm" svg:height="3.3cm" svg:x="14.193cm" svg:y="19.1cm">
          <text:p text:style-name="P7"><text:span text:style-name="T3">步驟</text:span><text:span text:style-name="T3">3:</text:span></text:p>
          <text:p text:style-name="P7"><text:span text:style-name="T3">20% / 2 = 10%</text:span></text:p>
          <text:p text:style-name="P7"><text:span text:style-name="T3">A</text:span><text:span text:style-name="T3">移動</text:span><text:span text:style-name="T3">10% =&gt; </text:span><text:span text:style-name="T3">量測多少 </text:span><text:span text:style-name="T3">px</text:span></text:p>
          <text:p text:style-name="P7"><text:span text:style-name="T3">若量測值是 </text:span><text:span text:style-name="T3">20px (ratio</text:span><text:span text:style-name="T3">正確</text:span><text:span text:style-name="T3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4.193cm" svg:y1="20.75cm" svg:x2="14.165cm" svg:y2="27.249cm" draw:start-shape="id5" draw:start-glue-point="3" draw:end-shape="id6" svg:d="M14193 20750c-793 0-779 6499-28 6499">
          <text:p/>
        </draw:connector>
        <draw:custom-shape draw:style-name="gr2" draw:text-style-name="P1" draw:layer="layout" svg:width="1cm" svg:height="1cm" svg:x="17.863cm" svg:y="23.549cm">
          <text:p text:style-name="P1">A</text:p>
          <draw:enhanced-geometry svg:viewBox="0 0 21600 21600" draw:type="rectangle" draw:enhanced-path="M 0 0 L 21600 0 21600 21600 0 21600 0 0 Z N"/>
        </draw:custom-shape>
        <draw:measure draw:style-name="gr3" draw:text-style-name="P1" draw:layer="layout" svg:x1="16.263cm" svg:y1="24.149cm" svg:x2="17.863cm" svg:y2="24.149cm">
          <text:p text:style-name="P2"><text:span text:style-name="T1">10%</text:span></text:p>
        </draw:measure>
        <draw:custom-shape draw:style-name="gr8" draw:text-style-name="P1" draw:layer="layout" svg:width="2.2cm" svg:height="2.2cm" svg:x="0.5cm" svg:y="2.5cm">
          <text:p text:style-name="P1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9" draw:text-style-name="P10" xml:id="id8" draw:id="id8" draw:layer="layout" svg:width="4.6cm" svg:height="3.5cm" svg:x="15cm" svg:y="4.5cm">
          <text:p text:style-name="P9"><text:span text:style-name="T4">目標取得</text:span></text:p>
          <text:p text:style-name="P9"><text:span text:style-name="T4">20px =?%</text:span></text:p>
          <text:p text:style-name="P9"><text:span text:style-name="T4">?% + 40% = ?</text:span></text:p>
        </draw:ellipse>
        <draw:connector draw:style-name="gr10" draw:text-style-name="P1" draw:layer="layout" draw:type="curve" svg:x1="4.8cm" svg:y1="8.4cm" svg:x2="15cm" svg:y2="6.25cm" draw:start-shape="id7" draw:start-glue-point="0" draw:end-shape="id8" draw:end-glue-point="3" svg:d="M4800 8400c0-1434 3400-2150 10200-2150">
          <text:p/>
        </draw:connector>
        <draw:custom-shape draw:style-name="gr6" draw:text-style-name="P5" xml:id="id9" draw:id="id9" draw:layer="layout" svg:width="5.2cm" svg:height="1.8cm" svg:x="1.901cm" svg:y="11.3cm">
          <text:p text:style-name="P4"><text:span text:style-name="T3">步驟</text:span><text:span text:style-name="T3">1:</text:span></text:p>
          <text:p text:style-name="P4"><text:span text:style-name="T3"/></text:p>
          <text:p text:style-name="P4"><text:span text:style-name="T3">測量</text:span><text:span text:style-name="T3">A</text:span><text:span text:style-name="T3">是多少 </text:span><text:span text:style-name="T3">?px = 20p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.901cm" svg:y1="12.2cm" svg:x2="1.9cm" svg:y2="15.9cm" draw:start-shape="id9" draw:start-glue-point="3" draw:end-shape="id3" svg:d="M1901 12200c-753 0-752 3700-1 3700">
          <text:p/>
        </draw:connector>
        <draw:custom-shape draw:style-name="gr11" draw:text-style-name="P11" xml:id="id10" draw:id="id10" draw:layer="layout" svg:width="2cm" svg:height="2cm" svg:x="10.1cm" svg:y="11.2cm">
          <text:p text:style-name="P11"><text:span text:style-name="T5">預設單位</text:span></text:p>
          <text:p text:style-name="P11"><text:span text:style-name="T5">p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11" draw:id="id11" draw:layer="layout" svg:width="2cm" svg:height="2cm" svg:x="14.4cm" svg:y="11.2cm">
          <text:p text:style-name="P11"><text:span text:style-name="T5">設定單位</text:span></text:p>
          <text:p text:style-name="P11"><text:span text:style-name="T5">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1cm" svg:y1="12.2cm" svg:x2="14.4cm" svg:y2="12.2cm" draw:start-shape="id10" draw:start-glue-point="10" draw:end-shape="id11" draw:end-glue-point="6" svg:d="M12100 12200h2300">
          <text:p/>
        </draw:connector>
      </draw:page>
      <draw:page draw:name="page2" draw:style-name="dp1" draw:master-page-name="預設">
        <draw:custom-shape draw:style-name="gr5" draw:text-style-name="P1" draw:layer="layout" svg:width="10.4cm" svg:height="1.2cm" svg:x="0.001cm" svg:y="0.001cm">
          <text:p text:style-name="P1">另一種方式</text:p>
          <draw:enhanced-geometry svg:viewBox="0 0 21600 21600" draw:text-areas="0 0 21600 21600" draw:type="pentagon-right" draw:modifiers="19743.40928756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" draw:text-style-name="P1" draw:layer="layout" svg:width="10.1cm" svg:height="4cm" svg:x="4cm" svg:y="4.5cm">
          <text:p/>
        </draw:rect>
        <draw:custom-shape draw:style-name="gr2" draw:text-style-name="P1" draw:layer="layout" svg:width="1cm" svg:height="1cm" svg:x="5.6cm" svg:y="8.9cm">
          <text:p text:style-name="P1">A</text:p>
          <draw:enhanced-geometry svg:viewBox="0 0 21600 21600" draw:type="rectangle" draw:enhanced-path="M 0 0 L 21600 0 21600 21600 0 21600 0 0 Z N"/>
        </draw:custom-shape>
        <draw:measure draw:style-name="gr3" draw:text-style-name="P1" draw:layer="layout" svg:x1="4cm" svg:y1="4.3cm" svg:x2="14cm" svg:y2="4.3cm">
          <text:p text:style-name="P2"><text:span text:style-name="T1">200px</text:span></text:p>
        </draw:measure>
        <draw:measure draw:style-name="gr3" draw:text-style-name="P1" xml:id="id18" draw:id="id18" draw:layer="layout" svg:x1="4cm" svg:y1="9.5cm" svg:x2="5.6cm" svg:y2="9.5cm">
          <text:p text:style-name="P2"><text:span text:style-name="T1">20px</text:span></text:p>
        </draw:measure>
        <draw:custom-shape draw:style-name="gr4" draw:text-style-name="P12" draw:layer="layout" svg:width="3.3cm" svg:height="1.5cm" svg:x="7.1cm" svg:y="8.7cm">
          <text:p text:style-name="P1"><text:span text:style-name="T6">移動</text:span><text:span text:style-name="T6">+=40%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xml:id="id14" draw:id="id14" draw:layer="layout" svg:width="6.2cm" svg:height="2.6cm" svg:x="1.9cm" svg:y="14.3cm">
          <text:p text:style-name="P4"><text:span text:style-name="T3">步驟</text:span><text:span text:style-name="T3">2:</text:span></text:p>
          <text:p text:style-name="P4"><text:span text:style-name="T3"/></text:p>
          <text:p text:style-name="P4"><text:span text:style-name="T3">A</text:span><text:span text:style-name="T3">移動 </text:span><text:span text:style-name="T3">40% =&gt;</text:span><text:span text:style-name="T3">量測多少 </text:span><text:span text:style-name="T3">?px</text:span></text:p>
          <text:p text:style-name="P4"><text:span text:style-name="T3">80p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1cm" svg:x="9.4cm" svg:y="18.634cm">
          <text:p text:style-name="P1">A</text:p>
          <draw:enhanced-geometry svg:viewBox="0 0 21600 21600" draw:type="rectangle" draw:enhanced-path="M 0 0 L 21600 0 21600 21600 0 21600 0 0 Z N"/>
        </draw:custom-shape>
        <draw:measure draw:style-name="gr3" draw:text-style-name="P1" xml:id="id12" draw:id="id12" draw:layer="layout" svg:x1="4cm" svg:y1="18.8cm" svg:x2="9.4cm" svg:y2="18.8cm">
          <text:p text:style-name="P2"><text:span text:style-name="T1"><text:measure text:kind="gap"/></text:span><text:span text:style-name="T1">(40)%</text:span><text:span text:style-name="T1"><text:measure text:kind="gap"/></text:span></text:p>
        </draw:measure>
        <draw:custom-shape draw:style-name="gr5" draw:text-style-name="P6" xml:id="id13" draw:id="id13" draw:layer="layout" svg:width="2.7cm" svg:height="0.8cm" svg:x="11.8cm" svg:y="17cm">
          <text:p text:style-name="P1"><text:span text:style-name="T4">80p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9.4cm" svg:y1="18.25cm" svg:x2="11.8cm" svg:y2="17.4cm" draw:start-shape="id12" draw:start-glue-point="1" draw:end-shape="id13" svg:d="M9400 18250c1800 0 600-850 2400-850">
          <text:p/>
        </draw:connector>
        <draw:custom-shape draw:style-name="gr8" draw:text-style-name="P1" draw:layer="layout" svg:width="2.2cm" svg:height="2.2cm" svg:x="0.5cm" svg:y="2.6cm">
          <text:p text:style-name="P1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15" draw:id="id15" draw:layer="layout" svg:width="6.999cm" svg:height="3.3cm" svg:x="1.901cm" svg:y="19.1cm">
          <text:p text:style-name="P4"><text:span text:style-name="T3">步驟</text:span><text:span text:style-name="T3">3:</text:span></text:p>
          <text:p text:style-name="P4"><text:span text:style-name="T3"/></text:p>
          <text:p text:style-name="P4"><text:span text:style-name="T3">(80px-20px) / 40% = 1(px / %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3" draw:text-style-name="P1" xml:id="id16" draw:id="id16" draw:layer="layout" svg:width="5.6cm" svg:height="3.1cm" svg:x="13.6cm" svg:y="19cm">
          <text:p text:style-name="P1">(x/L)/(y/L) = x/y</text:p>
        </draw:rect>
        <draw:connector draw:style-name="gr7" draw:text-style-name="P1" draw:layer="layout" draw:type="curve" svg:x1="1.9cm" svg:y1="15.6cm" svg:x2="1.901cm" svg:y2="20.75cm" draw:start-shape="id14" draw:start-glue-point="3" draw:end-shape="id15" draw:end-glue-point="3" svg:d="M1900 15600c-751 0-752 5150 1 5150">
          <text:p/>
        </draw:connector>
        <draw:custom-shape draw:style-name="gr6" draw:text-style-name="P5" xml:id="id20" draw:id="id20" draw:layer="layout" svg:width="5.2cm" svg:height="1.8cm" svg:x="1.901cm" svg:y="11.1cm">
          <text:p text:style-name="P4"><text:span text:style-name="T3">步驟</text:span><text:span text:style-name="T3">1:</text:span></text:p>
          <text:p text:style-name="P4"><text:span text:style-name="T3"/></text:p>
          <text:p text:style-name="P4"><text:span text:style-name="T3">測量</text:span><text:span text:style-name="T3">A</text:span><text:span text:style-name="T3">是多少 </text:span><text:span text:style-name="T3">?px = 20p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8.9cm" svg:y1="20.75cm" svg:x2="13.6cm" svg:y2="20.55cm" draw:start-shape="id15" draw:start-glue-point="1" draw:end-shape="id16" draw:end-glue-point="3" svg:d="M8900 20750c3525 0 1175-200 4700-200">
          <text:p/>
        </draw:connector>
        <draw:custom-shape draw:style-name="gr6" draw:text-style-name="P5" xml:id="id17" draw:id="id17" draw:layer="layout" svg:width="6.999cm" svg:height="3.3cm" svg:x="1.901cm" svg:y="24.3cm">
          <text:p text:style-name="P4"><text:span text:style-name="T3">步驟</text:span><text:span text:style-name="T3">4:</text:span></text:p>
          <text:p text:style-name="P4"><text:span text:style-name="T3"/></text:p>
          <text:p text:style-name="P4"><text:span text:style-name="T3">final = 20px + (40)* 1 = 60p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.901cm" svg:y1="20.75cm" svg:x2="1.901cm" svg:y2="25.95cm" draw:start-shape="id15" draw:start-glue-point="3" draw:end-shape="id17" svg:d="M1901 20750c-753 0-753 5200 0 5200">
          <text:p/>
        </draw:connector>
        <draw:line draw:style-name="gr14" draw:text-style-name="P1" draw:layer="layout" svg:x1="13.1cm" svg:y1="24cm" svg:x2="13.1cm" svg:y2="26.9cm">
          <text:p/>
        </draw:line>
        <draw:line draw:style-name="gr7" draw:text-style-name="P1" draw:layer="layout" svg:x1="13.1cm" svg:y1="26.1cm" svg:x2="19.3cm" svg:y2="26.1cm">
          <text:p/>
        </draw:line>
        <draw:line draw:style-name="gr7" draw:text-style-name="P1" draw:layer="layout" svg:x1="13.1cm" svg:y1="25.1cm" svg:x2="16.4cm" svg:y2="25.1cm">
          <text:p/>
        </draw:line>
        <draw:ellipse draw:style-name="gr15" draw:text-style-name="P10" xml:id="id19" draw:id="id19" draw:layer="layout" svg:width="5.4cm" svg:height="2.7cm" svg:x="14.3cm" svg:y="4.6cm">
          <text:p text:style-name="P9"><text:span text:style-name="T4">目標取得</text:span></text:p>
          <text:p text:style-name="P9"><text:span text:style-name="T4">1% =?px</text:span></text:p>
          <text:p text:style-name="P9"><text:span text:style-name="T4">20px + 40*? = </text:span></text:p>
        </draw:ellipse>
        <draw:connector draw:style-name="gr10" draw:text-style-name="P1" draw:layer="layout" draw:type="curve" svg:x1="4.8cm" svg:y1="8.5cm" svg:x2="17cm" svg:y2="7.3cm" draw:start-shape="id18" draw:start-glue-point="0" draw:end-shape="id19" draw:end-glue-point="2" svg:d="M4800 8500c0-1293 5150-862 5150-681 0 182 7050 532 7050-519">
          <text:p/>
        </draw:connector>
        <draw:connector draw:style-name="gr7" draw:text-style-name="P1" draw:layer="layout" draw:type="curve" svg:x1="1.901cm" svg:y1="12cm" svg:x2="1.9cm" svg:y2="15.6cm" draw:start-shape="id20" draw:start-glue-point="3" draw:end-shape="id14" svg:d="M1901 12000c-753 0-752 3600-1 3600">
          <text:p/>
        </draw:connector>
        <draw:custom-shape draw:style-name="gr5" draw:text-style-name="P14" xml:id="id21" draw:id="id21" draw:layer="layout" svg:width="5.5cm" svg:height="2.1cm" svg:x="8cm" svg:y="22.4cm">
          <text:p text:style-name="P13"><text:span text:style-name="T4">if(20px-20px/40%) = 0</text:span></text:p>
          <text:p text:style-name="P13"><text:span text:style-name="T4">px/% = 20/4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5.4cm" svg:y1="22.4cm" svg:x2="8cm" svg:y2="23.45cm" draw:start-shape="id15" draw:start-glue-point="2" draw:end-shape="id21" draw:end-glue-point="3" svg:d="M5400 22400v502l2099 548h501">
          <text:p/>
        </draw:connector>
        <draw:custom-shape draw:style-name="gr11" draw:text-style-name="P11" xml:id="id22" draw:id="id22" draw:layer="layout" svg:width="2cm" svg:height="2cm" svg:x="10.1cm" svg:y="11.2cm">
          <text:p text:style-name="P1"><text:span text:style-name="T5">預設單位</text:span></text:p>
          <text:p text:style-name="P1"><text:span text:style-name="T5">p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xml:id="id23" draw:id="id23" draw:layer="layout" svg:width="2cm" svg:height="2cm" svg:x="14.4cm" svg:y="11.2cm">
          <text:p text:style-name="P11"><text:span text:style-name="T5">設定單位</text:span></text:p>
          <text:p text:style-name="P11"><text:span text:style-name="T5">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1cm" svg:y1="12.2cm" svg:x2="14.4cm" svg:y2="12.2cm" draw:start-shape="id22" draw:start-glue-point="10" draw:end-shape="id23" draw:end-glue-point="6" svg:d="M12100 12200h2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1T17:29:14.15</meta:creation-date>
    <dc:date>2018-05-09T15:34:24.03</dc:date>
    <meta:editing-duration>PT1H56M24S</meta:editing-duration>
    <meta:editing-cycles>26</meta:editing-cycles>
    <meta:generator>OpenOffice/4.1.5$Win32 OpenOffice.org_project/415m1$Build-9789</meta:generator>
    <meta:document-statistic meta:object-count="57"/>
  </office:meta>
</office:document-meta>
</file>